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4dd" officeooo:paragraph-rsid="0001c4dd"/>
    </style:style>
    <style:style style:name="P2" style:family="paragraph" style:parent-style-name="Standard">
      <style:text-properties officeooo:paragraph-rsid="00034ac4"/>
    </style:style>
    <style:style style:name="P3" style:family="paragraph" style:parent-style-name="Standard">
      <style:text-properties officeooo:rsid="0002fd22" officeooo:paragraph-rsid="0002fd22"/>
    </style:style>
    <style:style style:name="P4" style:family="paragraph" style:parent-style-name="Standard">
      <style:text-properties officeooo:rsid="000448bd" officeooo:paragraph-rsid="000448bd"/>
    </style:style>
    <style:style style:name="P5" style:family="paragraph" style:parent-style-name="Standard">
      <style:text-properties officeooo:rsid="00047406" officeooo:paragraph-rsid="00047406"/>
    </style:style>
    <style:style style:name="P6" style:family="paragraph" style:parent-style-name="Standard">
      <style:text-properties officeooo:rsid="00047406" officeooo:paragraph-rsid="0007cab6"/>
    </style:style>
    <style:style style:name="P7" style:family="paragraph" style:parent-style-name="Standard">
      <style:text-properties officeooo:rsid="00047406" officeooo:paragraph-rsid="0008323c"/>
    </style:style>
    <style:style style:name="P8" style:family="paragraph" style:parent-style-name="Standard">
      <style:text-properties officeooo:paragraph-rsid="0008323c"/>
    </style:style>
    <style:style style:name="P9" style:family="paragraph" style:parent-style-name="Standard">
      <style:text-properties officeooo:rsid="0009f0ec" officeooo:paragraph-rsid="0009f0ec"/>
    </style:style>
    <style:style style:name="P10" style:family="paragraph" style:parent-style-name="Standard">
      <style:text-properties officeooo:rsid="000c5f6a" officeooo:paragraph-rsid="0009f0ec"/>
    </style:style>
    <style:style style:name="P11" style:family="paragraph" style:parent-style-name="Standard">
      <style:text-properties officeooo:rsid="001929e8" officeooo:paragraph-rsid="001929e8"/>
    </style:style>
    <style:style style:name="P12" style:family="paragraph" style:parent-style-name="Standard">
      <style:text-properties officeooo:rsid="001b197f" officeooo:paragraph-rsid="001b197f"/>
    </style:style>
    <style:style style:name="P13" style:family="paragraph" style:parent-style-name="Standard">
      <style:text-properties officeooo:rsid="001e0714" officeooo:paragraph-rsid="001e0714"/>
    </style:style>
    <style:style style:name="T1" style:family="text">
      <style:text-properties officeooo:rsid="00021947"/>
    </style:style>
    <style:style style:name="T2" style:family="text">
      <style:text-properties officeooo:rsid="00034ac4"/>
    </style:style>
    <style:style style:name="T3" style:family="text">
      <style:text-properties officeooo:rsid="000448bd"/>
    </style:style>
    <style:style style:name="T4" style:family="text">
      <style:text-properties officeooo:rsid="0006e48e"/>
    </style:style>
    <style:style style:name="T5" style:family="text">
      <style:text-properties officeooo:rsid="0007cab6"/>
    </style:style>
    <style:style style:name="T6" style:family="text">
      <style:text-properties officeooo:rsid="0008323c"/>
    </style:style>
    <style:style style:name="T7" style:family="text">
      <style:text-properties officeooo:rsid="0010a900"/>
    </style:style>
    <style:style style:name="T8" style:family="text">
      <style:text-properties officeooo:rsid="001cf8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nn aluno/aluno</text:p>
      <text:p text:style-name="Standard"/>
      <text:p text:style-name="Standard">CREATE TABLE USUARIO (</text:p>
      <text:p text:style-name="Standard">USUARIO_ID NUMBER NOT NULL,</text:p>
      <text:p text:style-name="Standard">USUARIO_NOME VARCHAR(50) NOT NULL,</text:p>
      <text:p text:style-name="Standard"><text:span text:style-name="T2">USUARIO_</text:span>APELIDO VARCHAR(50) NOT NULL,</text:p>
      <text:p text:style-name="Standard">USUARIO_SENHA VARCHAR(10) NOT NULL,</text:p>
      <text:p text:style-name="P2">CONSTRAINT USUARIO_PK PRIMARY KEY (USUARIO_ID)<text:span text:style-name="T2">);</text:span></text:p>
      <text:p text:style-name="P2"/>
      <text:p text:style-name="P2"><text:span text:style-name="T2">CREATE UNIQUE INDEX APELIDO ON USUARIO (USUARIO_APELIDO)</text:span>;</text:p>
      <text:p text:style-name="Standard"/>
      <text:p text:style-name="Standard">CREATE SEQUENCE USUARIO_CONTADOR</text:p>
      <text:p text:style-name="Standard">MINVALUE 1</text:p>
      <text:p text:style-name="Standard">MAXVALUE 100</text:p>
      <text:p text:style-name="Standard">INCREMENT BY 1</text:p>
      <text:p text:style-name="Standard">START WITH 1;</text:p>
      <text:p text:style-name="Standard"/>
      <text:p text:style-name="P1">INSERT INTO USUARIO (USUARIO_ID, USUARIO_NOME, USUARIO_APELIDO, USUARIO_SENHA) VALUES <text:s/>(USUARIO_CONTADOR.NEXTVAL,’<text:span text:style-name="T1">JOAO DO OSSO </text:span>’, ‘<text:span text:style-name="T1">jao</text:span>’,’<text:span text:style-name="T1">1234’</text:span>);</text:p>
      <text:p text:style-name="P1"/>
      <text:p text:style-name="P11">LIMPA TELA CLEAR SCR</text:p>
      <text:p text:style-name="P3">tipo de task </text:p>
      <text:p text:style-name="P3"/>
      <text:p text:style-name="P4">CREATE TABLE TIPO (</text:p>
      <text:p text:style-name="P4">ID NUMBER(2) NOT NULL,</text:p>
      <text:p text:style-name="P4">TIPO_NOME VARCHAR(50) NOT NULL,</text:p>
      <text:p text:style-name="P4">CONSTRAINT ID PRIMARY KEY (ID));</text:p>
      <text:p text:style-name="P4"/>
      <text:p text:style-name="P12">INSERT INTO TIPO VALUES (1,’SERVIÇOS’);</text:p>
      <text:p text:style-name="P12">INSERT INTO TIPO VALUES (2,’VOLUNTARIADO’);</text:p>
      <text:p text:style-name="P12">INSERT INTO TIPO VALUES (3,’DOAÇAO’);</text:p>
      <text:p text:style-name="P4"/>
      <text:p text:style-name="P5">////TAREFA</text:p>
      <text:p text:style-name="P5">ALTER SESSION SET NLS_DATE_FORMAT = 'DD/MM/YYYY';</text:p>
      <text:p text:style-name="P5"/>
      <text:p text:style-name="P5">CREATE TABLE TAREFA(</text:p>
      <text:p text:style-name="P5"><text:tab/>TAREFA_ID NUMBER(10) NOT NULL,</text:p>
      <text:p text:style-name="P5"><text:tab/>TIPO_ID NUMBER(2) NOT NULL,</text:p>
      <text:p text:style-name="P5"><text:tab/>TAREFA_DESCRICAO VARCHAR(200) NOT NULL,</text:p>
      <text:p text:style-name="P5"><text:tab/>DATA_SOLICITACAO DATE NOT NULL,</text:p>
      <text:p text:style-name="P5"><text:tab/>DATA_REALIZACAO DATE,</text:p>
      <text:p text:style-name="P5"><text:tab/>DATA_LIMITE DATE ,</text:p>
      <text:p text:style-name="P5"><text:tab/>ID_REQUISITANTE NUMBER(10) NOT NULL,</text:p>
      <text:p text:style-name="P6"><text:tab/>ID_EXECUTOR NUMBER(10) ,</text:p>
      <text:p text:style-name="P6"><text:tab/><text:span text:style-name="T3">CONSTRAINT TAREFA_ID PRIMARY KEY (TAREFA_ID)</text:span>);</text:p>
      <text:p text:style-name="P6"/>
      <text:p text:style-name="P6">ALTER TABLE <text:span text:style-name="T5">TAREFA</text:span> ADD FOREIGN KEY (<text:span text:style-name="T5">TIPO_ID</text:span> ) REFERENCES <text:span text:style-name="T5">TIPO</text:span> ( <text:span text:style-name="T5">ID</text:span> );</text:p>
      <text:p text:style-name="P6"><text:soft-page-break/>ALTER TABLE <text:span text:style-name="T5">TAREFA</text:span> ADD FOREIGN KEY (<text:span text:style-name="T5">ID_REQUISITANTE</text:span> ) REFERENCES <text:span text:style-name="T6">USUARIO</text:span> (<text:span text:style-name="T6">USUARIO_ID</text:span> );</text:p>
      <text:p text:style-name="P6">ALTER TABLE <text:span text:style-name="T5">TAREFA</text:span> ADD FOREIGN KEY (<text:span text:style-name="T5">ID_EXECUTOR</text:span> ) REFERENCES <text:span text:style-name="T6">USUARIO</text:span> ( <text:span text:style-name="T6">USUARIO_ID</text:span>);</text:p>
      <text:p text:style-name="P6"/>
      <text:p text:style-name="P6"/>
      <text:p text:style-name="P8">CREATE SEQUENCE <text:span text:style-name="T6">TAREFA</text:span>_CONTADOR</text:p>
      <text:p text:style-name="P8">MINVALUE 1</text:p>
      <text:p text:style-name="P8">MAXVALUE 100</text:p>
      <text:p text:style-name="P8">INCREMENT BY 1</text:p>
      <text:p text:style-name="P8">START WITH 1;</text:p>
      <text:p text:style-name="P8"/>
      <text:p text:style-name="P7"/>
      <text:p text:style-name="P5"/>
      <text:p text:style-name="P5">//<text:span text:style-name="T5">adiciona uma tarefa</text:span></text:p>
      <text:p text:style-name="P7">INSERT INTO TAREFA VALUES (<text:span text:style-name="T6">TAREFA_CONTADOR.NEXTVAL</text:span>,1,'FAZER <text:span text:style-name="T7">UM TESTE</text:span>','<text:span text:style-name="T5">29/05/2020</text:span>','<text:span text:style-name="T4">30/05/2020</text:span>','<text:span text:style-name="T4">01/06/2020</text:span>',1<text:span text:style-name="T6">2</text:span>,<text:span text:style-name="T6">12</text:span>);</text:p>
      <text:p text:style-name="P9">commit;</text:p>
      <text:p text:style-name="P10"/>
      <text:p text:style-name="P9"><text:s/><text:span text:style-name="T8">consulta todas as tarefas</text:span> <text:s text:c="5"/></text:p>
      <text:p text:style-name="P12">SELECT TIPO_ID,TIPO_NOME,TAREFA_DESCRICAO,REQ.USUARIO_ID,REQ.USUARIO_APELIDO <text:s/>as requer,EXC.USUARIO_ID,EXC.USUARIO_APELIDO as executor</text:p>
      <text:p text:style-name="P12">FROM TAREFA</text:p>
      <text:p text:style-name="P12">JOIN</text:p>
      <text:p text:style-name="P12">TIPO ON</text:p>
      <text:p text:style-name="P12">TIPO.ID = TAREFA.TIPO_ID</text:p>
      <text:p text:style-name="P12">JOIN USUARIO REQ ON </text:p>
      <text:p text:style-name="P12">req.usuario_id= tarefa.id_requisitante join usuario exc on</text:p>
      <text:p text:style-name="P12">exc.usuario_id= tarefa.id_executor;</text:p>
      <text:p text:style-name="P12"/>
      <text:p text:style-name="P12"/>
      <text:p text:style-name="P13">consulta por id do tipo de tarefa</text:p>
      <text:p text:style-name="P13">SELECT TIPO_ID,TIPO_NOME,TAREFA_DESCRICAO,REQ.USUARIO_ID,REQ.USUARIO_APELIDO <text:s/>as requer,EXC.USUARIO_ID,EXC.USUARIO_APELIDO as executor</text:p>
      <text:p text:style-name="P13">FROM TAREFA</text:p>
      <text:p text:style-name="P13">JOIN</text:p>
      <text:p text:style-name="P13">TIPO ON</text:p>
      <text:p text:style-name="P13">TIPO.ID = TAREFA.TIPO_ID</text:p>
      <text:p text:style-name="P13">JOIN USUARIO REQ ON </text:p>
      <text:p text:style-name="P13">req.usuario_id= tarefa.id_requisitante join usuario exc on</text:p>
      <text:p text:style-name="P13">exc.usuario_id= tarefa.id_executor where tipo.id = 1;</text:p>
      <text:p text:style-name="P13"/>
      <text:p text:style-name="P13"/>
      <text:p text:style-name="P13"/>
      <text:p text:style-name="P13">deletando uma tarefa pelo id</text:p>
      <text:p text:style-name="P13">delete tarefa where tarefa_id= 10;</text:p>
      <text:p text:style-name="P12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5-29T22:22:34.342000000</dc:date>
    <meta:editing-duration>PT5H3M56S</meta:editing-duration>
    <meta:editing-cycles>9</meta:editing-cycles>
    <meta:document-statistic meta:table-count="0" meta:image-count="0" meta:object-count="0" meta:page-count="3" meta:paragraph-count="66" meta:word-count="280" meta:character-count="2311" meta:non-whitespace-character-count="2075"/>
  </office:meta>
</office:document-meta>
</file>